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paragraph-rsid="000a9c71"/>
    </style:style>
    <style:style style:name="P3" style:family="paragraph" style:parent-style-name="Standard">
      <style:paragraph-properties fo:margin-left="0cm" fo:margin-right="0cm" style:line-height-at-least="0.423cm" fo:text-align="start" style:justify-single-word="false" fo:widows="1" fo:text-indent="0cm" style:auto-text-indent="false"/>
      <style:text-properties officeooo:paragraph-rsid="000c5816"/>
    </style:style>
    <style:style style:name="T1" style:family="text">
      <style:text-properties fo:font-variant="normal" fo:text-transform="none" fo:color="#373e4d" style:font-name="helvetica" fo:font-size="9.75pt" fo:letter-spacing="normal" fo:font-style="normal" fo:font-weight="normal"/>
    </style:style>
    <style:style style:name="T2" style:family="text">
      <style:text-properties fo:font-variant="normal" fo:text-transform="none" fo:color="#373e4d" style:font-name="helvetica" fo:font-size="9.75pt" fo:letter-spacing="normal" fo:font-style="normal" fo:font-weight="normal" style:font-name-asian="helvetica" style:font-size-asian="9.75pt" style:font-style-asian="normal" style:font-weight-asian="normal"/>
    </style:style>
    <style:style style:name="T3" style:family="text">
      <style:text-properties fo:font-variant="normal" fo:text-transform="none" fo:color="#373e4d" fo:letter-spacing="normal" style:font-name-asian="helvetica" style:font-size-asian="9.75pt" style:font-style-asian="normal" style:font-weight-asian="normal"/>
    </style:style>
    <style:style style:name="T4" style:family="text">
      <style:text-properties fo:font-variant="normal" fo:text-transform="none" fo:color="#373e4d" fo:letter-spacing="normal" officeooo:rsid="000a9c71" style:font-name-asian="helvetica" style:font-size-asian="9.75pt" style:font-style-asian="normal" style:font-weight-asian="normal"/>
    </style:style>
    <style:style style:name="T5" style:family="text">
      <style:text-properties fo:font-variant="normal" fo:text-transform="none" fo:color="#373e4d" fo:letter-spacing="normal" officeooo:rsid="000c5816" style:font-name-asian="helvetica" style:font-size-asian="9.75pt" style:font-style-asian="normal" style:font-weight-asian="normal"/>
    </style:style>
    <style:style style:name="T6" style:family="text">
      <style:text-properties fo:font-variant="normal" fo:text-transform="none" fo:color="#3b5998" style:text-line-through-style="none" style:text-line-through-type="none" style:font-name="helvetica" fo:font-size="9.7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3">也跟你更新一下進度</text:span><text:span text:style-name="T1">~</text:span><text:line-break/><text:line-break/><text:line-break/><text:span text:style-name="T3">主要簡報入口：</text:span><text:a xlink:type="simple" xlink:href="http://nbviewer.ipython.org/format/slides/github/exilespacer/RCrawler_week3/blob/master/Outline.ipynb#/" office:target-frame-name="_blank" xlink:show="new"><text:span text:style-name="T6">http://nbviewer.ipython.org/format/slides/github/exilespacer/RCrawler_week3/blob/master/Outline.ipynb#/</text:span></text:a><text:line-break/><text:line-break/><text:span text:style-name="T3">內容切三塊：複習</text:span><text:span text:style-name="T1">/</text:span><text:span text:style-name="T3">連線</text:span><text:span text:style-name="T1">/</text:span><text:span text:style-name="T3">下載</text:span><text:line-break/><text:span text:style-name="T3">連線的部份佔最重，分別講解 </text:span><text:span text:style-name="T1">ua/cookie/referer</text:span><text:line-break/><text:line-break/><text:span text:style-name="T3">其中講解是</text:span><text:line-break/><text:span text:style-name="T1">(1) User-Agent</text:span><text:span text:style-name="T3">： 永慶房屋</text:span><text:line-break/><text:span text:style-name="T1">(2) Cookie </text:span><text:span text:style-name="T3">登入： </text:span><text:span text:style-name="T1">Pixiv </text:span><text:span text:style-name="T3">插畫分享網</text:span><text:line-break/><text:span text:style-name="T1">(3) Referer: Pixiv</text:span><text:line-break/><text:line-break/><text:span text:style-name="T3">目前尚未完工的部份：</text:span><text:line-break/><text:span text:style-name="T1">-- <text:s/>ipynb slides </text:span><text:span text:style-name="T3">的版型調整</text:span></text:p>
      <text:p text:style-name="P2"><text:span text:style-name="T2">-- </text:span><text:span text:style-name="T3">上傳 </text:span><text:span text:style-name="T2">code </text:span><text:span text:style-name="T3">到 </text:span><text:span text:style-name="T2">github </text:span></text:p>
      <text:p text:style-name="P2"><text:span text:style-name="T1">- <text:s/></text:span><text:span text:style-name="T3">學員的 </text:span><text:span text:style-name="T1">5 </text:span><text:span text:style-name="T3">分鐘練習題（目前只有思考題）</text:span></text:p>
      <text:p text:style-name="P2"><text:span text:style-name="T3">– 整至 </text:span><text:span text:style-name="T4">google doc</text:span><text:span text:style-name="T3"> </text:span><text:line-break/><text:span text:style-name="T1">-- </text:span><text:span text:style-name="T3">投影片圖片切邊（</text:span><text:span text:style-name="T4">optional</text:span><text:span text:style-name="T3">）</text:span></text:p>
      <text:p text:style-name="P3"><text:span text:style-name="T3">– </text:span><text:span text:style-name="T4">順流程</text:span></text:p>
      <text:p text:style-name="P3"><text:span text:style-name="T4">– </text:span><text:span text:style-name="T5">wirte jpeg</text:span></text:p>
      <text:p text:style-name="P3"><text:span text:style-name="T5">– cookie split</text:span><text:line-break/><text:span text:style-name="T3">大概是這樣</text:span><text:span text:style-name="T1">,</text:span><text:line-break/><text:line-break/><text:span text:style-name="T3">明天早上十點我會過去赤峰跟家齊確認內容</text:span><text:span text:style-name="T1">(</text:span><text:span text:style-name="T3">如果家齊不在的話，我就會進行未完工的部份</text:span><text:span text:style-name="T1">)</text:span><text:line-break/><text:span text:style-name="T3">中午我要離開兩小時，兩點半回來，希望可以 </text:span><text:span text:style-name="T1">rehersal </text:span><text:span text:style-name="T3">一下</text:span><text:line-break/><text:span text:style-name="T3">計劃大概是這樣</text:span><text:span text:style-name="T1">~</text:span><text:line-break/><text:span text:style-name="T3">先睡拉</text:span><text:span text:style-name="T1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4:43:46.104171662</meta:creation-date>
    <dc:date>2015-07-31T16:20:15.864371418</dc:date>
    <meta:editing-duration>PT1H34M4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219" meta:character-count="488" meta:non-whitespace-character-count="433"/>
  </office:meta>
</office:document-meta>
</file>